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style:font-name="Times New Roman CYR" fo:font-size="14pt" fo:language="ru" fo:country="RU" style:font-name-asian="Times New Roman CYR" style:font-size-asian="14pt" style:font-name-complex="Times New Roman CYR" style:font-size-complex="14pt"/>
    </style:style>
    <style:style style:name="P7"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СОН</text:p>
      <text:p text:style-name="P2"/>
      <text:p text:style-name="P3">1</text:p>
      <text:p text:style-name="P3"/>
      <text:p text:style-name="P5">Виман летел над пустыней. Иногда Нив сидел в пассажирском отсеке совсем один, чувствуя себя как заключенный, которого отвозят в участок военной полиции, чтобы провести пристрастный допрос, иногда вместе с ним возвращались в город и другие инженеры, но они редко разговаривали - все уже мысленно были дома, пустыня оставалась позади. Рев раскаленных двигателей за спиной заглушал шум ветра, сумрачные дюны в узком проеме смотрового окна казались мелкой рябью на огромной песчаной равнине.</text:p>
      <text:p text:style-name="P5"/>
      <text:p text:style-name="P5">Нив обычно проводил в пустыне только одну ночь. Виман привозил его рано утром, еще до начала иступляющей жары, и забирал вечером, когда уже смеркалось, и небо становилось багровым у горизонта. <text:s/>Иногда, в поздние сумерки, когда все обитатели станции уже спали, Нив выходил из здания, чтобы посмотреть на ночное небо - даже не одевая респираторную маску и лишь замотав лицо полотенцем, как однажды показал ему Кханд, хотя сам он считал, что в этом нет никакого смысла.</text:p>
      <text:p text:style-name="P5">Нив смотрел на звезды, десятки созвездий, которые в городе можно было увидеть лишь в музее планет. Здесь, вдали от искусственного газового света, которые окрашивал небо в голубоватые тона, можно было увидеть даже спутники на всех девяти орбитах и станцию с длинным номером вместо названия - самую большую и яркую, которая всегда неподвижно сверкала над северным крестом. Но порою Нив, словно забыв о звездах, разглядывал темно-серый ландшафт города вдалеке, если его еще было видно у линии горизонта, и думал об Ане - она, наверное, уже спит, в городе давно наступило время, когда нельзя выходить из дома, - представляя себе заупокойную тишину их старого квартала, синий газовый свет, эстакаду, по которой уже не ходят поезда. Все это, как верил Кханд, будет когда-нибудь погребено под песком.</text:p>
      <text:p text:style-name="P5"/>
      <text:p text:style-name="P5">Они пролетали над высокими стенами, отделявшими море от открытой безбрежной пустыни, препятствовавшими движению песков. Приближаясь к мору Анила, виман обычно снижался, хотя Нив никогда не понимал, почему. Он видел в окне анильскую впадину, черную, словно наполненную пустотой, очистительные башни, красивые и величественные в легкой вечерней темноте, встречавшие виман ярко пульсирующими огнями. Нив думал, что Ана в детстве видела их каждый день, из окна в своей комнате, когда жила где-то на краю города, в позабытом уже <text:soft-page-break/>интернате.</text:p>
      <text:p text:style-name="P5"/>
      <text:p text:style-name="P5">Во время песчаной бури обычно закрывали все окна, как будто даже смотреть на пустынный ветер считалось скверной приметой. Буря могла продолжаться несколько часов. Нив сидел в полумраке - после того, как переставала работать упредительная сирена, электрические лампы приглушали, и они начинали светить лишь вполсилы, как будто в этом также был особенный тайный смысл или традиция, которой Нив не понимал - и слушал истошный вой урагана и шум песка, который разбивался о стены бункера. В иные моменты бункер, его гулкие металлические своды, напоминал Ниву об орбитальной станции, а иногда он просто думал, что опять не сможет долго заснуть из-за этого шума, а под утро их так занесет песком, что сложно будет открыть двери. Кханд, которого как будто радовало любое ненастье, рассказывал ему о том, сколько слов есть на гали для обозначения песка.</text:p>
      <text:p text:style-name="P5"/>
      <text:p text:style-name="P5">Виман иногда подбрасывало в воздушных потоках, корабль сильно кренился, а затем, резко восстанавливал равновесие - пилот, видимо, спешно поворачивал штурвал, пытаясь справиться с усилившимся ветром, - и к Ниву на это мгновение возвращалось почти забытое чувство, тело его на какие-то доли секунды теряло ощущение веса, и он невольно хватался руками за выступы на стенах. Корабль летел сквозь раскаленное течение пустыни.</text:p>
      <text:p text:style-name="P5"/>
      <text:p text:style-name="P5">Ему хватало лишь одного слова. Даже нет - ему и вовсе не требовались слова. Какого бы цвета ни были пески - пустыня всегда казалась Ниву одинаковой. А Кханд любил пустыню и все время пытался объяснить Ниву свою любовь, не мог поверить, как кто-то может не чувствовать это.</text:p>
      <text:p text:style-name="P5">Если они выходили вместе в пески, то Кханд говорил без умолку, даже если его едва было слышно из-за респираторной маски.</text:p>
      <text:p text:style-name="P5">Ниву нередко снилась его болтовня, преследовала его как морок каждую ночь, и он видел во сне, как разговаривает с Кхандом, как они идут куда-то далеко, за много миль от бункера, солнце печет их непокрытые головы, песок обжигает ноги через подошвы башмаков, но они упорно продолжают идти.</text:p>
      <text:p text:style-name="P5"/>
      <text:p text:style-name="P5">Путь обратно всегда казался Ниву значительно длиннее. Он был уверен, что виман летит медленее, чем раньше, что <text:s/>ему препятствует ретивое течение ветров, повернувшее вспять, прочь от города, чтобы не дать им вернуться, или что пилот выбрал неверный маршрут, они <text:soft-page-break/>потерялись в вечернем небе над песками - быть может, уже начинается ураган, и огромные волны песка поднимаются за ними, нагоняя корабль. Нив чувствовал, как весь корпус корабля дрожит, как поскрипывают панели обшивки, и эта судорога уставшего металла пугала его. Виман снижался над анильским морем, пролетал над впадиной точно над глубокой черной бездной, и Нив знал, что впереди, совсем близко, его ждет сверкающий огнями город, но не мог разглядеть его в иллюминатор.</text:p>
      <text:p text:style-name="P5"/>
      <text:p text:style-name="P5">Кханд давал дюнам имена. Словно безымянные пески пугали его, без имени пустыня теряла форму. Вот этот песчаный холм называется Тапами, а тот, чуть дальше, широкий и низкий, - Тапати. Кханд повторял несколько раз, опасаясь, что Нив перепутает названия, а то и вовсе их забудет. Тапати, Тапами. Море безликого песка. Небу, пустынному небу, Кханд тоже дал название, Анасам, словно и небо было песком.</text:p>
      <text:p text:style-name="P5">Ниву иногда снилась Ана, но во сне он никогда не видел ее лица.</text:p>
      <text:p text:style-name="P5"/>
      <text:p text:style-name="P5">Виман пролетал над пограничной эстакадой, после которой начинались прибрежные пески, и начинал снижаться. Оставалось совсем немного. По линиям внизу проносились поезда, сверкали маячки на высотных путях, можно было даже разглядеть спешащих людей на улицах. <text:s/>У Нива возникало такое чувство, словно он вернулся в реальный мир, где не бывает песчаных бурь, по ночам нельзя выходить из дома, а утром на улицах стоит гомон от толп людей, которые спешат к станциям надземки.</text:p>
      <text:p text:style-name="P5"/>
      <text:p text:style-name="P5"><text:span text:style-name="T1">Впервые он увидел Ану, когда уже прошли первые полгода его назначения в пески. Нив тогда долго не мог заснуть, хотя была уже глубокая ночь, и до рассвета оставалось лишь несколько часов. Он</text:span> заставлял себя спать, представляя череду повторяющихся объектов, одинаковые строения на бесконечной улице, длинный, уходящий в темноту коридор <text:span text:style-name="T1">и</text:span> <text:span text:style-name="T1">п</text:span>остепенно погрузился в какое-то странное пограничной состояние, где-то на грани между <text:span text:style-name="T1">бодровствованием</text:span> и сном, а монотонные бесцветные образы, которыми он пытался награть на себя дрему, неожиданно сменились яркими видениями.</text:p>
      <text:p text:style-name="P5"><text:span text:style-name="T1">И он увидел свою жену - так словно набладал за ней стороны, с высоты пролетающего над улицей вимана.</text:span> </text:p>
      <text:p text:style-name="P5"><text:span text:style-name="T1">Ана</text:span> садилась на поезд на станции Нивартан. Нив откуда-то знал, что она забыла сделать утром укол, и ей постепенно становится плохо - сначала ей было просто сложно дышать, а потом она почувствовала пугающую болезненную слабость, и ее начало клонить в сон. Нив видел, как Ана сидит в вагоне поезда, бессильно склонив голову на бок, все остальные люди вокруг точно тени - одинаковая одежда, одинаковые лица, <text:soft-page-break/>и никто не говорит ни слова, все замерли в уродливых неестественных позах и смотрят на Ану, не отрываясь следят за тем, как она перестает дышать. </text:p>
      <text:p text:style-name="P5">Поезд, движущийся так быстро, что невозможно ничего рассмотреть в окно, неожиданно влетает в огромный черный тоннель. Из всех динамиков в вагоне раздается истошный треск, но Ана продолжает спать. Когда поезд выезжает из тоннеля, то оказывается, что уже наступила глубокая ночь, и в небе над ними горят сотни ярких созвездий. Безмолвный город так красив под звездным небом. Нив поражается, что не замечал этого раньше. И тут каменные здания неожиданно превращаются в высокие дюны, буря застилает белым песком улицы, и только одинаковая эстакада все еще тянется над пустыней.</text:p>
      <text:p text:style-name="P5">Из динамиков теперь звучит музыка - незатейливая мелодия какой-то станции, в которой особенно выделяется одна высокая нота, из-за чего она постепенно становится похожа на протяжный аварийный свист, - но поезд продолжает двигаться, только теперь уже совершенно бесшумно. Нет даже свиста ветра за окном. Настал час тишины. Ана просыпается, ей все еще сложно дышать, но теперь уже можно снять респираторную маску - ведь в поезде больше никого нет. Маска падает на пол, Ана глубоко вдыхает ртом воздух и начинает что-то спешно искать в вагоне - заглядывает под сидения, опускается на пол. Нив откуда-то знает, что сейчас она произнесет его имя, но этого делать нельзя, нужно соблюдать тишину. Он хочет как-то предупредить ее, объяснить, что ей нужно молчать, что только так она сможет доехать до конца пути, но у него ничего не получается.</text:p>
      <text:p text:style-name="P5"/>
      <text:p text:style-name="P4">Поезда проносились под ними, исчезая в сером тумане смога, рассекая тревожные ранние сумерки слепящими фарами. Город под вечер словно задыхался в чаду, но все это было таким привычным и знакомым, и пустыня представлялась Ниву лишь каким-то болезненным наваждением, выдумкой, терявшей всякий смысл, когда он смотрел на высокие поднимавшиеся в небо дома. </text:p>
      <text:p text:style-name="P4">В некоторых районах, ближе к центру, эстакады поднимались одна над другой, скоростные поезда пролетали друг над другом, а где внизу еще толпились люди - было самое тяжелое время, рабочий день подходил к концу, все возвращались домой.</text:p>
      <text:p text:style-name="P4">Они поднимались чуть выше - здание бюро с посадочной площадкой на крыше было уже совсем близко, - и улицы под ними сливались в серое полотно.</text:p>
      <text:p text:style-name="P5"/>
      <text:p text:style-name="P5">Однажды, после очередного похода в пески вместе с Кхандом, Ниву приснилось, что он уходит глубоко в пустыню, в самое сердце спящих <text:soft-page-break/>земель, не со своим навязчивым другом, а вместе с Аной. Дышать там, где воздух становился непрозрачным от жары, без респираторной маски было нельзя - Нив знал об этом во сне, однако они все равно отправились в пустыню в обычной одежде, без всякого снаряжения, Нив даже не прикрыл лицо полотенцем, как делал по совету Кханда, а Ана обмоталась грязным серым платком, оставив открытыми только глаза, удивительные серые глаза. Нив не знал, куда они идут, но был уверен, что их поход очень важен. Призрачный город за спиной постепенно скрывался за высокими перекатами песка.</text:p>
      <text:p text:style-name="P5"/>
      <text:p text:style-name="P5">Виман на несколько секунд зависал в воздухе - Нив видел в иллюминатор, как струится вокруг корабля жар от работающих двигателей - и начинал плавно снижаться над широкой крышей здания, медленно поворачиваясь вокруг своей оси. Корабль был объят облаком кипящего воздуха. В иллюминатор уже почти ничего не получалось разглядеть. Казалось, что нечеткий городской ландшафт, тающий в мареве, лишь иллюзия, и когда Нив выйдет из вимана, то снова увидит только пески.</text:p>
      <text:p text:style-name="P5"/>
      <text:p text:style-name="P5">До того, как Нива перевели на радио-релейные пути за южным морем, и он только слышал о том, что некоторые люди в бюро работают на передающих станциях в песках, ему почему-то казалось, что вода в пустыне представляет большую ценность, что ее постоянно не хватает, запасы строго ограничены и расчислены в жестоких нормах на человека, и даже тем, кто проводит там лишь несколько дней, приходится постоянно страдать от жажды. Так, наверное, считали все в городе, ведь дожде в пустыни бывают редко, и даже та вода, которая падает с неба несколько раз в год, непригодна для питья. Однако на станциях никогда не было недостатка воды, не было никаких норм и ограничений, но все равно, хотя Нив и догадывался, что воду не привозят из города, а производят с помощью специальных генераторов, в устройстве которых ничего не понимал даже Кханд - все равно Нив иногда боялся, что закончится вода. Никакие генераторы - если даже путем неведомых химических реакций они создают питьевую воду из песка - не помогут им, если они уйдут в пустыню, где мгновенно исчезают следы, и дюны со всех сторон одинаковы, из-за чего так сложно найти дорогу назад. Где температору настолько высока, что каждый вздох обжигает легкие. Нив и сам не понимал, почему он думает об этом - ему не приходилось никогда выходить в пустыню, вся работа происходила на станциях, в герметичных бункерах, защищенных от жары и песка, и только Кханд порой упрямо вытаскивал его наружу, чтобы показать высокий гребень песка, которому он только что дал едва произносимое название на гали, или бурю, которая <text:soft-page-break/>бушевала в десятках милях от них.</text:p>
      <text:p text:style-name="P5"/>
      <text:p text:style-name="P5">Виман опускался на посадочную площадку, двигатели смолкали, захлебнувшись огнем, и на несколько секунд в пассажирском отсеке гас свет - они сидели в полной темноте. Потом открывались двери и, вместо песчаных дюн, Нив видел ровную поверхность крыши и пустое серое небо. Их всегда встречал один и тот же молодой мужчина, в ярком желтом жилете, который неизменно говорил - с возвращением на твердую землю, - хотя они ступали на каменную на крышу высокого здания, с которого город представлялся вполне обозримым <text:s/>- были видны последние дома у окраин и песчаная коса берегов анильского моря.</text:p>
      <text:p text:style-name="P5"/>
      <text:p text:style-name="P5">Ноги вязли в песке, идти было тяжело. Воду с собой они обычно носили в больших округлых флягах, похожих на кассетные мины, словно оставшиеся со времен какой-то страшной бесчеловечной войны. Ниву снилось, что он ушел с Аной со станции вечером - они взяли с собой фляги, прикрыли серой материей лица, но, когда они отдалилсь от бункеров, вдруг начало светать, словно там, в сердце пустыни, куда они направлялись, никогда не наступала ночь.</text:p>
      <text:p text:style-name="P5"/>
      <text:p text:style-name="P5">Смеркалось, на некоторых улицах уже загорались синие огни, другие прохожие почти не встречались по пути город, реже проносились по эстакадам поезда. После исступляющей жары песков вечерние улицы казались промерзшими насквозь, Нив даже чувствовал озноб, потирая руками плечи, а небо без звезд вызывало странное неприятное чувство, схожее с внезапным приступом слепоты. Город медленно вступал в новую фазу суток, готовился к наступлению часа тишины. </text:p>
      <text:p text:style-name="P5">Некоторые из прилетевших с Нивом инженером еще задерживались на крыше, начинали говорить о чем-то с человеком в желтом жилете - последние события в городе, недавний песчаный шторм, - но Ниву нужно было спешить. Он знал, что Ана ждет его, что она будет ждать, даже если ей станет плохо, что она не сможет заснуть, пока не увидит его.</text:p>
      <text:p text:style-name="P5"/>
      <text:p text:style-name="P5">Они не говорили, не произносили ни слова - Нив был необъяснимо уверен во сне, что разговаривать в пустыне нельзя. Быть может, из-за того, что, когда говоришь, то, вместе с дыханием, тело теряет влагу. Они шли вглубь пустыни. Ана смотрела на Нива своими удивительными глазами, она была так красива, несмотря на то, что лицо ее закрывала грязная чалма. Ниву хотелось пить.</text:p>
      <text:p text:style-name="P5"/>
      <text:p text:style-name="P5">Он шел к ближайшей станции надземки, никогда не заходил по пути. <text:soft-page-break/>До часа тишины было еще несколько часов, но Нив все равно торопился, словно боялся, что может не успеть - опоздает сбившийся с графика поезд, северная линия окажется закрытой, или даже вся надземка перестанет работать раньше, и ему придется провести эту холодную расцвеченную электрическим светом ночь в безлюдном зале ожидания. </text:p>
      <text:p text:style-name="P5"/>
      <text:p text:style-name="P5">Ноги у Нивы ныли, а голова была тяжелой от усталости. Возвращение из раскаленных песков в привычный мир давалось ему нелегко, словно он не летел на вимане, а прошел все это расстояние - десятки миль по мертвым равнинам - пешком. Последний день его поездки всегда был самым тяжелым - вчера в это время он засыпал бы уже в своей комнате в бункере, где очистители едва справлялись с тем, чтобы понизить температору воздуха до той степени, когда переставала гореть кожа и выступать пот на лбу. Но осталось совсем немного. Скоростной поезд довезет его до самого дома, где его ждет Ана.</text:p>
      <text:p text:style-name="P5">Они понимали друг друга без слов. Он устал, ему хочется пить. Во сне ему не нужно было слов, чтобы сказать об этом.</text:p>
      <text:p text:style-name="P5">Ана остановилась и удивленно посмотрела на него. Ее серые глаза.</text:p>
      <text:p text:style-name="P5">Они же взяли с собой фляги с водой. </text:p>
      <text:p text:style-name="P5">Но они идут в сердце пустыни, в самый центр спящих земель, где вечный полдень и никогда не идет дождь. Город уже скрылся за горизонтом, они уходят навсегда. </text:p>
      <text:p text:style-name="P5">Фляги с водой.</text:p>
      <text:p text:style-name="P5">Ана сняла с пояса похожую на кассетную мину флягу, отвернула с влажным скрипом пробку.</text:p>
      <text:p text:style-name="P5">Нив уже почти почувствовал приятную холодную влагу во рту. </text:p>
      <text:p text:style-name="P5">Ана продолжала смотреть на него - долгим непонимающим взглядом, словно он забыл о чем-то очень важном и теперь даже не понимает, в чем смысл их путешествия в пески. </text:p>
      <text:p text:style-name="P5">Как он мог забыть? </text:p>
      <text:p text:style-name="P5">Ана медленно наклонила флягу.</text:p>
      <text:p text:style-name="P5"/>
      <text:p text:style-name="P5">Она ждет его. Сев в поезд, Нив начинал бояться, что состав не остановится на нужной станции, увезет его дальше, в центр города, пролетит сквозь старый район, поэтому даже заунывная мелодия Нивартана, после которой открывались двери на пустой перрон, казалась ему жизнерадостной. Он приехал. Оставалось меньше квартала пешком.</text:p>
      <text:p text:style-name="P5"/>
      <text:p text:style-name="P5">Ана медленно переворачивала флягу. </text:p>
      <text:p text:style-name="P5">Нет, нет, что же ты делаешь, нам ведь нужна вода! </text:p>
      <text:p text:style-name="P5">Ана смотрела на него с недоумением. Они выходят в пустыню <text:soft-page-break/>навсегда, города уже нет, анильское море вышло из берегов. </text:p>
      <text:p text:style-name="P5">Нив хотел остановить ее, перехватить у нее флягу из рук, но не мог пошевелиться. Чувство влаги во рту сменила сухая ядовитая горечь. И тут вместо воды из фляги посыпался песок, тонкие струйки песка, которые поднимал и уносил ветер.</text:p>
      <text:p text:style-name="P5">Они уходят навсегда.</text:p>
      <text:p text:style-name="P5"/>
      <text:p text:style-name="P5">Иногда Ана встречала его. Она стояла у подъезда, но никогда не уходила дальше по улице, словно боялась, что они могут разминуться. Очиститель воздуха над входом в их домов обдавал ее теплом. Нив пытался убедить Ану, что не стоит ждать его у подъезда, что в этом нет никакого смысла, что он может задержаться - ведь нельзя предсказать пустыню, - и тогда ей придется стоять там несколько часов. Но Ана не слушала его. Ведь благодаря этому они встречались на несколько минут раньше.</text:p>
      <text:p text:style-name="P5"/>
      <text:p text:style-name="P3">2</text:p>
      <text:p text:style-name="P5"/>
      <text:p text:style-name="P5">Время в пустыне тянулось так медленно, что Ниву порой казалось, будто бы в городе за время его отсутствия прошел уже целый год, отгремели пропущенный праздник цветов, поднялись над улицами новые эстакады, сменились расписания поездов, а Ана извелась от ожидания. Нив был рад, когда ему неожиданно пришло официальное письмо - сообщение о срочном переводе, в котором даже не уточняли, где теперь ему придется работать. Он устал от пустыни. Пустыня ничего не дала ему, кроме странных пугающих снов. Он знал, что Кханд поначалу расстроится, но, скорее всего, скоро вновь найдет себе новичка, еще незнакомого со всем этими пронизывающими кошмарами пустыни, которого будет донимать рассказами о космической пыли и цвете песка. А потом Нив узнал, что его вновь возвращают в космическую программу, он будет работать в городе, а на следующий год полетит в качестве старшего инженера на орбитальную станцию, принимающую сигналы с Вимауны. Его бы обрадовало это известие, если б он не беспокоился о том, как вновь скажет о своем назначении Ане, которая уже привыкла к его поездкам за море, привыкла к тому, что он встречает ее по вечерам и что даже когда его нет, их разделяют десятки, а не тысячи миль.</text:p>
      <text:p text:style-name="P5">Именно поэтому он сначала рассказал о своем новом назначении Кханду. Ему почему-то ему хотелось делать это на станции, во время их привычных вечерних бесед, и они вышли из бункера - в ранние сумерки, - когда Нив не спал в пустыне можно было говорить.</text:p>
      <text:p text:style-name="P5">Кханд какое-то время молчал, глядя на потускневшее небо, а потом, <text:soft-page-break/>вздохнув, сказал:</text:p>
      <text:p text:style-name="P5">- Да, недолго ты тут задержался. Года ведь даже не прошло?</text:p>
      <text:p text:style-name="P5">- Когда меня переведут будет ровно год, - сказал Нив.</text:p>
      <text:p text:style-name="P5">- Всего год... - медленно проговорил Кханд.</text:p>
      <text:p text:style-name="P5">Нив подумал - этот год длился для него так долго, что он уже начал забывать, как занимался чем-то другим, кроме проверки оборудования на передающих станциях в песках. Но ничего не сказал. Кханд наверняка чувствовал себя так, словно его перевели сюда совсем недавно, всего лишь несколько дней назад.</text:p>
      <text:p text:style-name="P5">- Как-то они тебя... - сказал Кханд. - Обычно здесь остаются дольше. Если, конечно...</text:p>
      <text:p text:style-name="P5">- Скажи, - неуверенно начал Нив, - а тебя не удивляло, почему ты сам остаешься здесь так долго?</text:p>
      <text:p text:style-name="P5">Кханд посмотрел на Нива и, усмехнувшись, сказал:</text:p>
      <text:p text:style-name="P5">- Я бы на твоем месте скорее удивлялся, почему ты сам задержался здесь так недолго. Признавайся, заявление о переводе подавал?</text:p>
      <text:p text:style-name="P5">- Нет, - покачал головой Нив.</text:p>
      <text:p text:style-name="P5">Они снова молчали.</text:p>
      <text:p text:style-name="P5">- Жалко, конечно, - сказал наконец Кханд, - но ты знаешь, - он поморщился, вглядываясь в вечернее небо, - там ведь тоже в каком-то смысле пустыня.</text:p>
      <text:p text:style-name="P5">Нив был уверен, что в его последние дни в пустыне обязательное что-то случится - буря занесет всю станцию, черный смерч, как и предсказывал Кханд, разрушит их бункер и приблизится к самому городу, сломаются генераторы, и они останутся без воды, а может, даже пойдет дождь, невероятный ливень, никогда до этого не виданный за анильским морем, который затопит всю пустыню.</text:p>
      <text:p text:style-name="P5">Но ничего не происходило. Ему даже перестали сниться сны. Пустыня отторгала его, это год его жизни был закончен.</text:p>
      <text:p text:style-name="P5">После возвращения из песков Нив обычно несколько дней проводил дома - ему полагался отдых, от жары и той странной скованности в движениях, ограниченных несколькими комнатами бункера да близлежащими дюнами,в которой ему приходилось мириться на станциях в песках. </text:p>
      <text:p text:style-name="P5">Ана продолжала ездить на работу, и Ниву было нечем заняться. Он путешествовал по городу, ездил в поездах, часто проводил по много часов на окраине, безлюдной даже в начале дня, где, за последней эстакадой, открывалось невозмутимое анильское море, а вокруг было так пусто и тихо, что казалось, будто город постепенно умирает, превращаясь в пустыню.</text:p>
      <text:p text:style-name="P5">Нив часто встречал Ану после работы, ждал ее у здания института, и <text:soft-page-break/>они вместе ехали домой. Ана была счастлива, ей нравилась его работа в пустыне - и пусть он уезжает на два дня каждую неделю, зато потом встречает ее по вечерам, и они столько времени проводят вместе.</text:p>
      <text:p text:style-name="P5">Нив долго не решался сказать ей о своем переводе.</text:p>
      <text:p text:style-name="P5">- Если пустыня спокойна, - говорил Кханд, когда они сидели в бункере и пили никогда не кончавшуюся воду, - то, считай, что скоро начнется сильная буря или даже смерч. </text:p>
      <text:p text:style-name="P5">- Это примета или...? - недоверчиво спрашивал Нив.</text:p>
      <text:p text:style-name="P5">- Уж не знаю почему, - качал головой Кханд, - но все годы, что я здесь провел, так было всегда.</text:p>
      <text:p text:style-name="P5">Нив думал, что он хочет просто запугать его в последние дни, обижается на него, втайне думая, что Нив сам в действительности просил о переводе. Поэтому и истории его все больше были похожи на кошмары и казались выдуманными. Пустыня чувствует, пустыня знает. Кханд слишком много времени провел в пустыне. Лицо его состарилось раньше времени, и кожа одрябла. А Нив видел за окном только раскаленные пески.</text:p>
      <text:p text:style-name="P5">Кханд замечал озабоченность Нива и считал, видимо, что Нив и сам начал расстраиваться из-за перевода. Он уверял Нива, что тот наверняка вернется, что пустыня уже навсегда изменила его, и что он теперь не сможет жить без пустыни, как-то рассеянно забывая о том, как совсем недавно называл космические пустоши родственными выжженным солнцем пескам. А Нив думал, как он расскажет о своем новом назначении Ане - шло время, а она все еще была уверена в том, что он будет работать за анильским морем и весь следующий год. Ниву казалось, что только это, только то, что Ана по-прежнему не знает о его переводе, все еще связывает его с пустыней. Кханд же продолжал рассказывать ему истории - часто и много, как в самые первые дни.</text:p>
      <text:p text:style-name="P5">Как-то, возвращаясь в город во время сильного встречного ветра, из-за которого корабль постоянно подбрасывало как на волнах, Нив понял, что не может больше молчать. То, что Ана до сих пор не знала о назначении Нива, продолжая строить несбыточные планы, мучало Нива как жажда.</text:p>
      <text:p text:style-name="P5">Он был уверен, что теперь-то уже все ей расскажет, именно сейчас, именно в этот вечер, не откладывая ни на один день. Он даже стал представлять, как начнет этот неловкий разговор, какими будут его первые слова, но Ана снова ждала его у подъезда - она выглядела уставшей, даже больной, взгляд у нее был уставший, словно она страдала от бессоницы, но в то же время счастливый, когда она заметила Нива.</text:p>
      <text:p text:style-name="P5">Нив обнял ее. Они стояли под массивным коробом очистителя, который обдавал их горячим воздухом, напоминающим ветер пустыни.</text:p>
      <text:p text:style-name="P5">На следующий день, отправив Ану на работу, Нив вышел из дома и сел на поезд на ближайшей станции, Нивартан. Он попал в самый час пик, <text:soft-page-break/>в вагоне было не протолкнуться, но Нив не хотел оставаться дома, он мог просто ждать, когда она вернется. Нив поехал на окраину города, туда, где завершалась последняя магистраль.</text:p>
      <text:p text:style-name="P5">Уже близился полдень, когда Нив брел по пустынной улочке мимо старых заброшенных домов. День выдался ясным, от дорожного камня исходил жар, воздух пах песком и солью. Казалось, что, встав посреди улицы и прикрыв от солнца глаза, можно увидеть всю пустыню, до самого края - там, где начинаются другие города. </text:p>
      <text:p text:style-name="P5">Ветер, поднимавший легкие облака песчаной пыли, которой уже был засыпан весь тротуар. </text:p>
      <text:p text:style-name="P5">Дрожащий от зноя воздух. </text:p>
      <text:p text:style-name="P5">Высокие атмосферные станции, которые вдалеке были похожи на тонкие синие тени над белым песком, отражавшем свет полуденного солнца.</text:p>
      <text:p text:style-name="P5">Море Анила, над которым когда-то даже боялись летать, суеверно считая, что оно приносит несчастье. </text:p>
      <text:p text:style-name="P5">Красные дюны спящих земель, где можно дышать только в респираторной маске. </text:p>
      <text:p text:style-name="P5">Нив думал, что так он прощается с пустыней, пусть даже вскоре ему предстоит лететь туда вновь, и последняя поездка еще не близко. Время не имело значения. Нив впервые почувствовал, что будет тосковать об этих мертвых песках. Пустыня навсегда изменила его, говорил Кханд.</text:p>
      <text:p text:style-name="P5">Нив провел весь день на краю города - хотя ему казалось, что прошел лишь час - и ближе к вечеру поехал встречать Ану. В поездах опять были целые толпы людей, приходилось расталкивать других, чтобы просто втиснуться в переполненный вагон, где голова начинала болеть от тяжелой духоты, сумбурной музыки из хрипящих громкоговорителей и навязчивого гомона от разговоров. Нив поражался, как люди в таком шуме могут понимать и даже просто слышать друг друга.</text:p>
      <text:p text:style-name="P5">Кханд еще говорил, что звездное небо - это тоже пустыня. Пустыня, по сравнению с которой они ничтожны, точно песчинка песка.</text:p>
      <text:p text:style-name="P5">На некоторых зданиях уже начинали загораться вечерние огни, и Нив беспокоился, что опаздывает. Он потерял чувство времени. Но Ана все равно будет его ждать. Приехав на последнюю остановку, Нив стал спешно продираться сквозь толпу, обступившую перрон, слепо напиравшую на него, пытаясь вновь затащить в вагон. Он с трудом пробился к выходу с перрона, резко отталкивая других локтями - слышались возмущенные возгласы и даже стоны, но Нив ни на кого не обращал внимания. Ему нужно было спешить.</text:p>
      <text:p text:style-name="P5">Ана ждала Нива у входа в институт. Она заулыбалась, увидев его, показывая, что совсем не расстроилась из-за того, что он опоздал - ведь <text:soft-page-break/>главное, что он здесь, главное, что он наконец пришел. Однако, когда Нив приблизился к Ане, она нахмурилась и обеспокенно посмотрела ему в глаза.</text:p>
      <text:p text:style-name="P5">- Что-то случилось?</text:p>
      <text:p text:style-name="P4">- Нам нужно поговорить, - сказал ей Нив.</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9H36M26S</meta:editing-duration>
    <meta:editing-cycles>321</meta:editing-cycles>
    <meta:generator>OpenOffice.org/3.1$Win32 OpenOffice.org_project/310m11$Build-9399</meta:generator>
    <dc:date>2010-04-06T02:03:30.36</dc:date>
    <dc:creator>Василий Воронков</dc:creator>
    <meta:document-statistic meta:table-count="0" meta:image-count="0" meta:object-count="0" meta:page-count="12" meta:paragraph-count="94" meta:word-count="4122" meta:character-count="26006"/>
    <meta:user-defined meta:name="Info 1"/>
    <meta:user-defined meta:name="Info 2"/>
    <meta:user-defined meta:name="Info 3"/>
    <meta:user-defined meta:name="Info 4"/>
  </office:meta>
</office:document-meta>
</file>